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Droid Sans Devanagari1" svg:font-family="'Droid Sans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Devanagari2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1" style:family="paragraph">
      <style:paragraph-properties fo:margin-left="1.27cm" fo:margin-right="0cm" fo:text-indent="-0.635cm"/>
    </style:style>
    <style:style style:name="T1" style:family="text"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Droid Sans Devanagari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Religion</text:p>
          </draw:text-box>
        </draw:frame>
        <draw:frame presentation:style-name="pr2" draw:layer="layout" svg:width="25.199cm" svg:height="12.179cm" svg:x="1.4cm" svg:y="4.914cm" presentation:class="outline">
          <draw:text-box>
            <text:p text:style-name="P1"><text:span text:style-name="T1">Was ist der Sinn und Zweck meines Lebens?</text:span></text:p>
            <text:p text:style-name="P1"><text:span text:style-name="T1">Wohin gehe ich?</text:span></text:p>
            <text:p text:style-name="P1"><text:span text:style-name="T1"/></text:p>
            <text:p text:style-name="P1"><text:span text:style-name="T1">Spirituelle Fragen</text:span></text:p>
            <text:p text:style-name="P1"><text:span text:style-name="T1">Können nicht nachweisbar bewiesen werden</text:span></text:p>
            <text:p text:style-name="P1"><text:span text:style-name="T1">(im naturwissenschaftlichem Sinn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Entstehu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rsprung → Glaube an Übernatürlichkeit</text:p>
              </text:list-item>
              <text:list-item>
                <text:p>Selbstwahrnehmung, Bewusstsein</text:p>
              </text:list-item>
              <text:list-item>
                <text:p>Grabbeigaben vor 120 T. Jahre</text:p>
              </text:list-item>
              <text:list-item>
                <text:p>Religion = menschl. Verhal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Evolutionsvortei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laube = Nebeneffekt des Sicherheitsbedürfnisses</text:p>
              </text:list-item>
              <text:list-item>
                <text:p>Angst vor Unerklärlichem</text:p>
              </text:list-item>
              <text:list-item>
                <text:p>Erklärung mit „übernatürlichen“ Konstruk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Ursache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ensch kaum natürliche Feinde</text:p>
              </text:list-item>
              <text:list-item>
                <text:p>Irrelevante Vorkommnisse immer wichtiger</text:p>
                <text:list>
                  <text:list-item>
                    <text:p>Wetter, Sonne, Tag/Nacht, Tod, ...</text:p>
                  </text:list-item>
                </text:list>
              </text:list-item>
              <text:list-item>
                <text:p>Suche nach höhere Wesen</text:p>
                <text:list>
                  <text:list-item>
                    <text:p>Auslöser der Vorkommnisse</text:p>
                  </text:list-item>
                </text:list>
              </text:list-item>
              <text:list-item>
                <text:p>Übertrag der Sippenordnung</text:p>
              </text:list-item>
              <text:list-item>
                <text:p>Spätere Religionsmerkmale</text:p>
                <text:list>
                  <text:list-item>
                    <text:p>Rituale, Opferu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Bedeutu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laube an Übernatürlichkeit = Fiktion</text:p>
              </text:list-item>
              <text:list-item>
                <text:p>Irrtum aufgrund genetischer Triebe</text:p>
              </text:list-item>
              <text:list-item>
                <text:p>Erklärung für „unbegreifliche“ Bedrohungen</text:p>
              </text:list-item>
              <text:list-item>
                <text:p>Naturwissenschaftlich</text:p>
                <text:list>
                  <text:list-item>
                    <text:p>Kein Beweis für Übernatürliches</text:p>
                  </text:list-item>
                  <text:list-item>
                    <text:p>Rein menschl. Schutzreaktion auf unerklärliche Fra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AB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ligion/Glaube absolut notwendig</text:p>
              </text:list-item>
              <text:list-item>
                <text:p>Irrglaube und Fiktion befriedigen genetisches Sicherheitsbedürfni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Droid Sans Devanagari1" svg:font-family="'Droid Sans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Devanagari2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2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Droid Sans Devanagari" style:font-family-asian="'Droid Sans Devanagari'" style:font-family-generic-asian="swiss" style:font-pitch-asian="variable" style:font-size-asian="12pt" style:language-asian="hi" style:country-asian="IN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erzeichnis" style:family="graphic">
      <style:paragraph-properties style:text-autospace="none"/>
      <style:text-properties style:font-name-asian="Droid Sans Devanagari1" style:font-family-asian="'Droid Sans Devanagari'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Droid Sans Devanagari1" style:font-family-asian="'Droid Sans Devanagari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Droid Sans Devanagari1" style:font-family-asian="'Droid Sans Devanagari'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2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2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2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2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as Aschauer</meta:initial-creator>
    <meta:creation-date>2014-11-26T12:35:04.752996719</meta:creation-date>
    <dc:date>2014-11-26T13:08:04.977148521</dc:date>
    <dc:creator>Mathias Aschauer</dc:creator>
    <meta:editing-duration>PT2M52S</meta:editing-duration>
    <meta:editing-cycles>1</meta:editing-cycles>
    <meta:document-statistic meta:object-count="45"/>
    <meta:generator>LibreOffice/4.1.6.2$Linux_X86_64 LibreOffice_project/410m0$Build-2</meta:generator>
  </office:meta>
</office:document-meta>
</file>